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font-name="Arial1" fo:font-size="12pt" fo:font-weight="normal" style:font-size-asian="12pt" style:font-weight-asian="normal" style:font-size-complex="12pt" style:font-weight-complex="normal"/>
    </style:style>
    <style:style style:name="P4" style:family="paragraph" style:parent-style-name="Text_20_body">
      <style:paragraph-properties fo:margin-top="0cm" fo:margin-bottom="0cm"/>
      <style:text-properties style:text-underline-style="solid" style:text-underline-width="auto" style:text-underline-color="font-color"/>
    </style:style>
    <style:style style:name="P5" style:family="paragraph" style:parent-style-name="Text_20_body">
      <style:paragraph-properties fo:margin-top="0cm" fo:margin-bottom="0cm" fo:text-align="justify" style:justify-single-word="false"/>
    </style:style>
    <style:style style:name="P6" style:family="paragraph" style:parent-style-name="Text_20_body" style:master-page-name="">
      <style:paragraph-properties fo:margin-top="0cm" fo:margin-bottom="0cm" fo:text-align="justify" style:justify-single-word="false"/>
    </style:style>
    <style:style style:name="P7" style:family="paragraph" style:parent-style-name="Text_20_body">
      <style:paragraph-properties fo:text-align="justify" style:justify-single-word="false"/>
    </style:style>
    <style:style style:name="T1" style:family="text">
      <style:text-properties style:font-name="Arial1" fo:font-size="12pt" fo:font-weight="normal" style:font-size-asian="12pt" style:font-weight-asian="normal" style:font-size-complex="12pt" style:font-weight-complex="normal"/>
    </style:style>
    <style:style style:name="T2" style:family="text">
      <style:text-properties fo:font-weight="bold"/>
    </style:style>
    <style:style style:name="T3" style:family="text">
      <style:text-properties fo:font-style="italic"/>
    </style:style>
    <style:style style:name="T4" style:family="text">
      <style:text-properties fo:font-size="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plications de la stéganographie</text:p>
      <text:p text:style-name="Standard"/>
      <text:p text:style-name="Standard"><text:tab/>La stéganographie connait de nombreuses applications pratiques, et l'avènement du multimédia a multiplié ces applications. La stéganographie permet de communiquer librement dans des conditions de censures ou de surveillance, elle permet aussi de protéger une communication là où la législation interdit l'usage de la cryptographie. Il faut noter que la cryptographie, qui permet de protéger la vie privée et l'activité industrielle sans cacher cette protection, est souvent maltraitée par les états totalitaires et les sociétés démocratiques à tendance sécuritaire. Il n'en va pas nécessairement de même pour la stéganographie, qui est pourtant une technique beaucoup mieux adaptée à une activité criminelle éventuelle.</text:p>
      <text:p text:style-name="Standard"/>
      <text:p text:style-name="Standard"><text:tab/>Ainsi la stéganographie trouve des applications dans le domaine stratégique, dans l'exécution de spectacle ou d'un point de vue commercial.</text:p>
      <text:p text:style-name="Standard"/>
      <text:p text:style-name="P2">Applications stratégiques</text:p>
      <text:p text:style-name="Standard"><text:tab/>La stéganographie permet l'échange d'information de manière très discrète. Dissimuler dans un stéganogramme un message crypté ou non permet d'échapper à une surveillance des communications. On a prétendu que les préparatifs des attentats du 11 septembre ont utilisé la stéganographie, face à la puissance de décryptage des renseignements américains, la cryptographie atteint ces limites, la stéganographie offre une alternative bon marché. </text:p>
      <text:p text:style-name="Standard"/>
      <text:p text:style-name="P2">Applications ludiques</text:p>
      <text:p text:style-name="Standard"><text:tab/>La mise en place d'un tour de télépathie peut faire appel à la stéganographie, ainsi deux complices peuvent communiquer à l'insu de leur public afin de prétendre que l'un d'entre eux a lu dans les pensées de l'autre.</text:p>
      <text:p text:style-name="Standard"/>
      <text:p text:style-name="P2">Applications commerciales</text:p>
      <text:p text:style-name="P2"><text:tab/><text:span text:style-name="T1">Le filigranage numérique est une application stéganographique qui permet de tracer un fichier numériques ou authentifier un contenu. En effet ce procédé aussi appelé tatouage numérique ou watermarking connait deux procédés d'application. Le watermarking robuste ou fragile : </text:span></text:p>
      <text:p text:style-name="P3"/>
      <text:p text:style-name="P3">Robuste : </text:p>
      <text:p text:style-name="P3"><text:tab/>Le tatouage numérique invisible robuste est conçu pour résister aux attaques consistant à supprimer le tatouage. On peut ainsi marquer différemment tous les exemplaires autorisés (les différentes copies vendues). Si des copies illégales sont faites, le marquage permet de remonter jusqu'à l'origine de la copie. Dans le même ordre d'idées, on rapporte qu'au début des années 80, Margareth Thatcher, lasse de lire des fuites d'informations confidentielles dans la presse, avait fait modifier les traitements de texte des différents ministères : une petite modification de l'espacement des lignes, invisible à l'oeil nu, mais aisément décelable à l'aide d'un scanner, caractérisait chacun d'entre eux. Elle put ainsi remonter jusqu'à l'origine de la fuite.</text:p>
      <text:p text:style-name="P3"><text:tab/>Un autre type de marquage a pour objet d'empêcher la copie ou de limiter l'exploitation du document. Par exemple, les DVD sont "zonés" : un DVD acheté aux Etats-Unis est normalement illisible par un lecteur européen. Le problème de ce type de marquage est qu'il est nécessaire qu'il y ait coopération du matériel (que le lecteur vérifie le marquage). Tôt ou tard, ce type de protection finit par être contourné.</text:p>
      <text:p text:style-name="P3"/>
      <text:p text:style-name="P3">Fragile : </text:p>
      <text:p text:style-name="Standard"><text:tab/>Un tatouage numérique invisible fragile est conçu pour détecter des altérations mêmes minimes réalisées sur l'image. L'application majeure du watermarking fragile est d'authetifier du contenu.</text:p>
      <text:p text:style-name="Standard"><text:tab/>Un tatouage numérique invisible fragile est altéré ou détruit quand l'image hôte est modifiée à l'aide de transformations linéaires ou non-linéaires.</text:p>
      <text:p text:style-name="P3"><text:tab/>Les tatouages fragiles ne sont pas adaptés à la défense du droit d'auteur car ils sont par définition aisé à supprimer. Par contre le tatouage fragile permet d'assurer qu'une image n'a pas été modifié depuis qu'il a été apposé, trouvant ainsi une application pour assurer la validité d'une image filmée par une caméra de sécurité par exemple.</text:p>
      <text:p text:style-name="P3"/>
      <text:p text:style-name="P3">-----------------------------------------------------------------</text:p>
      <text:p text:style-name="P3"/>
      <text:p text:style-name="Standard"/>
      <text:p text:style-name="Standard">De nombreuses utilisations peuvent être mises en évidences. Communiquer librement avec des conditions de censures et de surveillances.<text:line-break/>Protéger ses communications là où la cryptographie n’est pas autorisée et soulèverait des suspicions.<text:line-break/>Utiliser une autre méthode de protection là où les législations interdit l’usage de la cryptographie.<text:line-break/>Publier des informations librement mais à l’insu de tous un message caché qui pourra être révélées et dont l’antériorité sera incontestable et vérifiable par tous. </text:p>
      <text:p text:style-name="Standard"/>
      <text:p text:style-name="Standard"/>
      <text:p text:style-name="Standard">Avec l'avènement du multimédia la stéganographie connait un grand nombre d'applications pratiques.</text:p>
      <text:p text:style-name="Standard"/>
      <text:p text:style-name="Standard"/>
      <text:p text:style-name="Standard">watermarking fragile</text:p>
      <text:p text:style-name="Standard"/>
      <text:p text:style-name="Standard"/>
      <text:p text:style-name="Standard">De nombreux type de tatouage numérique ont été développé à un grand nombre de fins. Le tatouage numérique peut être visible ou invisible, ainsi le watermark visible est facilement détecté par observation alors que le watermark invisible est conçu pour être transparent à l'oeil de l'observateur et ne peut être détecté qu'en traitant le signal. La méthode d'intégration le tatouge numérique à l'image demande de modifier l'image originale et d'insérer un certain nombre de distorsions dans l'image. Le watermark invisible utilise les propriétés de la vue humaine pour minimiser la distorsion visuelle perceptible.</text:p>
      <text:p text:style-name="Standard">Les watermarking invisible peuvent être séparés en deux types : robuste ou fragile.</text:p>
      <text:p text:style-name="Standard">Le tatouage numérique invisible robuste est conçu pour résister aux attaques consistant à supprimer le tatouage. Un tatouage numérique invisible fragile est conçu pour détecter des altérations mêmes minimes réalisées sur l'image. L'application majeure du watermarking fragile est d'authetifier du contenu.</text:p>
      <text:p text:style-name="Standard"/>
      <text:p text:style-name="Standard">Un tatouage numérique invisible fragile est altéré ou détruit quand l'image hôte est modifiée à l'aide de transformations linéaires ou non-linéaires.</text:p>
      <text:p text:style-name="Standard">Les tatouages fragiles ne sont pas adaptés à la défense du droit d'auteur car ils sont par définition aisé à supprimer. Par contre le tatouage fragile permet d'assurer qu'une image n'a pas été modifié depuis qu'il a été apposé, trouvant ainsi une application pour assurer la validité d'une image filmée par une caméra de sécurité par exemple.</text:p>
      <text:p text:style-name="Standard"/>
      <text:p text:style-name="Standard"/>
      <text:p text:style-name="Standard">Le <text:span text:style-name="T2">tatouage numérique</text:span> ou <text:span text:style-name="T2">watermarking</text:span> est une technique permettant d'ajouter des informations de <text:a xlink:type="simple" xlink:href="http://fr.wikipedia.org/wiki/Copyright">copyright</text:a> ou d'autres messages de vérification à un fichier ou signal audio, vidéo, une image ou un autre document numérique. Le message caché dans le signal hôte, généralement appelée <text:span text:style-name="T2">marque</text:span> ou bien simplement <text:span text:style-name="T2">message</text:span>, est un ensemble de bits, dont le contenu dépend de l'application. La marque peut être le nom ou un identifiant du créateur, du propriétaire, de l'acheteur ou encore une forme de signature décrivant le signal hôte. Le nom de cette technique provient du marquage des documents papier et des billets. </text:p>
      <text:p text:style-name="Standard"/>
      <text:p text:style-name="P4">Exploitation :</text:p>
      <text:p text:style-name="P5">La stéganographie est exploitable dans de nombreux domaines. Elle trouve ainsi comme application commerciale le <text:a xlink:type="simple" xlink:href="http://fr.wikipedia.org/wiki/Watermarking"><text:span text:style-name="T3">watermarking</text:span></text:a> (apposition de filigranes électroniques), technique permettant de « tatouer » un fichier électronique (pour y introduire notamment des informations utiles à la gestion des droits d'auteur).</text:p>
      <text:p text:style-name="P6">Il ne faut pas confondre le watermarking, par essence invisible, avec le fait que certains formats de fichiers offrent la possibilité d'inclure des meta-informations...</text:p>
      <text:p text:style-name="P5">Cette méthode est parfois utilisée pour protéger des documents. On parle alors de <text:a xlink:type="simple" xlink:href="http://lwh.free.fr/pages/algo/crypto/filigrane.htm">filigranes</text:a>.</text:p>
      <text:p text:style-name="P7"/>
      <text:p text:style-name="P7">Après les évènements du <text:a xlink:type="simple" xlink:href="http://fr.wikipedia.org/wiki/11_septembre_2001">11 septembre 2001</text:a>, on a prétendu qu'<text:a xlink:type="simple" xlink:href="http://fr.wikipedia.org/wiki/Oussama_Ben_Laden">Oussama Ben Laden</text:a> transmettait ses ordres en les cachant par des procédés stéganographiques dans des images transmises ou hébergées sur <text:a xlink:type="simple" xlink:href="http://fr.wikipedia.org/wiki/Internet">internet</text:a> (ces suppositions n'ont jamais été étayées par des éléments concrets).</text:p>
      <text:p text:style-name="P7">Il faut noter que la cryptographie, qui permet de protéger la vie privée et l'activité industrielle sans cacher cette protection, est souvent maltraitée par les états totalitaires et les sociétés démocratiques à tendance sécuritaire. Il n'en va pas nécessairement de même pour la stéganographie, qui est pourtant une technique beaucoup mieux adaptée à une activité criminelle éventuelle.</text:p>
      <text:p text:style-name="P7"><text:span text:style-name="T4">L'</text:span>une des applications les plus prometteuses de la stéganographie est le tatouage électronique de document, ou watermarking en anglais (watermarking signifie filigrane). Il ne s'agit plus de cacher une image dans un document, mais de marquer de façon indélébile celui-ci. Les buts recherchés sont multiples : le premier d'entre eux est la protection des droits d'auteur. On inscrit sur le document des informations relatives à son auteur, de sorte que personne ne puisse se l'approprier.</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2pt" fo:language="fr" fo:country="FR"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Heading" style:family="paragraph" style:parent-style-name="Standard" style:next-style-name="Text_20_body" style:class="text">
      <style:paragraph-properties fo:margin-top="0.423cm" fo:margin-bottom="0.499cm" fo:keep-with-next="always"/>
      <style:text-properties style:font-name="Arial1"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6-12-21T14:20:12</meta:creation-date>
    <dc:date>2007-01-07T03:36:16</dc:date>
    <dc:language>fr-FR</dc:language>
    <meta:editing-cycles>0</meta:editing-cycles>
    <meta:editing-duration>PT0S</meta:editing-duration>
    <meta:user-defined meta:name="Info 1"/>
    <meta:user-defined meta:name="Info 2"/>
    <meta:user-defined meta:name="Info 3"/>
    <meta:user-defined meta:name="Info 4"/>
    <meta:document-statistic meta:table-count="0" meta:image-count="0" meta:object-count="0" meta:page-count="3" meta:paragraph-count="33" meta:word-count="1215" meta:character-count="8302"/>
  </office:meta>
</office:document-meta>
</file>